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ba5" officeooo:paragraph-rsid="000deba5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deba5" officeooo:paragraph-rsid="000deba5" style:font-size-asian="16pt" style:font-size-complex="16pt"/>
    </style:style>
    <style:style style:name="P3" style:family="paragraph" style:parent-style-name="Standard">
      <style:text-properties fo:font-size="26pt" fo:font-weight="bold" officeooo:rsid="000deba5" officeooo:paragraph-rsid="000deba5" style:font-size-asian="26pt" style:font-weight-asian="bold" style:font-size-complex="26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deba5" officeooo:paragraph-rsid="000deba5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0ff8cb" officeooo:paragraph-rsid="000ff8cb" style:font-size-asian="14pt" style:font-size-complex="14pt"/>
    </style:style>
    <style:style style:name="P6" style:family="paragraph" style:parent-style-name="Standard">
      <style:text-properties fo:font-size="12pt" style:text-underline-style="none" officeooo:rsid="000ff8cb" officeooo:paragraph-rsid="000ff8cb" style:font-size-asian="10.5pt" style:font-size-complex="12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0deba5" officeooo:paragraph-rsid="000deba5" style:font-size-asian="16pt" style:font-size-complex="16pt"/>
    </style:style>
    <style:style style:name="P8" style:family="paragraph" style:parent-style-name="Standard">
      <style:text-properties fo:font-size="12pt" style:text-underline-style="none" officeooo:rsid="0011d1f3" officeooo:paragraph-rsid="0011d1f3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2b273" officeooo:paragraph-rsid="0012b273" style:font-size-asian="10.5pt" style:font-size-complex="12pt"/>
    </style:style>
    <style:style style:name="T1" style:family="text">
      <style:text-properties officeooo:rsid="000fd43a"/>
    </style:style>
    <style:style style:name="T2" style:family="text">
      <style:text-properties officeooo:rsid="000ff8cb"/>
    </style:style>
    <style:style style:name="T3" style:family="text">
      <style:text-properties officeooo:rsid="0012b2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</text:p>
      <text:p text:style-name="P2"/>
      <text:p text:style-name="P2">Task 1</text:p>
      <text:p text:style-name="P1"/>
      <text:p text:style-name="P1">-15, female</text:p>
      <text:p text:style-name="P1">-United States</text:p>
      <text:p text:style-name="P1">-Martial status irrelevant</text:p>
      <text:p text:style-name="P1">-Knowing how to express herself through words</text:p>
      <text:p text:style-name="P1">-My product will be a website and will be used on a computer when<text:span text:style-name="T1">ever</text:span> the user feels the need to express themselves and share their stories and ideas with the public</text:p>
      <text:p text:style-name="P1">-<text:span text:style-name="T1">Computer</text:span>/<text:span text:style-name="T1">phone</text:span>, Internet, the ability to read and write</text:p>
      <text:p text:style-name="P1">-<text:span text:style-name="T1">Their motivation will be that when they feel the need to express themselves by sharing their stories <text:s/>they will have a social platform</text:span></text:p>
      <text:p text:style-name="P1">-<text:span text:style-name="T1">Stori gives them a platform to share their stories, express themselves and get feedback</text:span></text:p>
      <text:p text:style-name="P1">-<text:span text:style-name="T1">They will hear about it from ear to ear and through advertisements on the web and on social media platforms, they will get to it through the internet on a computer/ phone</text:span></text:p>
      <text:p text:style-name="P1">-<text:span text:style-name="T1">They will stay logged in to the website/app and go on it on total about 3 hours a day</text:span></text:p>
      <text:p text:style-name="P1">-<text:span text:style-name="T2">They will have experience from other similar social media platforms</text:span></text:p>
      <text:p text:style-name="P1">-<text:span text:style-name="T2">They will be familiar with other similar systems</text:span></text:p>
      <text:p text:style-name="P1">-<text:span text:style-name="T2">No disabilities</text:span></text:p>
      <text:p text:style-name="P4"/>
      <text:p text:style-name="P5">Task 2</text:p>
      <text:p text:style-name="P6"/>
      <text:p text:style-name="P8">1. The website opens after looking up “Stori” and clicking the link.</text:p>
      <text:p text:style-name="P8">2. <text:span text:style-name="T3">Stori will open on the home page where the </text:span>user can scroll and read through other users’ written stories without signing in/ up, but will not be active. This means the user won’t be able to give feedback (up-votes, favorites, comments) <text:span text:style-name="T3">and also won’t be able to write and share their own stories.</text:span></text:p>
      <text:p text:style-name="P9">3. Stori will then ask the user via text if they would like to sign in/ up to become active users</text:p>
      <text:p text:style-name="P9">4. If the user answers ‘Stay inactive’</text:p>
      <text:p text:style-name="P9">‘Sign in’ or ‘Sign up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22:30.987330557</meta:creation-date>
    <dc:date>2017-10-31T17:54:01.978437670</dc:date>
    <meta:editing-duration>PT16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65" meta:character-count="1471" meta:non-whitespace-character-count="1226"/>
  </office:meta>
</office:document-meta>
</file>